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391.24pt"/>
    </style:style>
    <style:style style:name="co5" style:family="table-column">
      <style:table-column-properties fo:break-before="auto" style:column-width="263.34pt"/>
    </style:style>
    <style:style style:name="co6" style:family="table-column">
      <style:table-column-properties fo:break-before="auto" style:column-width="62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omp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 table:number-columns-repeated="101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.2146016015" calcext:value-type="float">
            <text:p>94.2146016015</text:p>
          </table:table-cell>
          <table:table-cell table:style-name="ce1" office:value-type="float" office:value="2605.7740791407" calcext:value-type="float">
            <text:p>2605.7740791407</text:p>
          </table:table-cell>
          <table:table-cell table:style-name="ce1" office:value-type="string" calcext:value-type="string">
            <text:p>[('surf', {'nOctaves': 1, 'nOctaveLayers': 5, 'hessianThreshold': 100})]</text:p>
          </table:table-cell>
          <table:table-cell table:style-name="ce1" office:value-type="string" calcext:value-type="string">
            <text:p>[{'winSize': (31, 31), 'maxLevel': 10, 'criteria': (3, 30, 0.03)}]</text:p>
          </table:table-cell>
          <table:table-cell table:style-name="ce1" office:value-type="float" office:value="523.5" calcext:value-type="float">
            <text:p>523.5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.2866636384" calcext:value-type="float">
            <text:p>94.2866636384</text:p>
          </table:table-cell>
          <table:table-cell office:value-type="float" office:value="2605.7740791407" calcext:value-type="float">
            <text:p>2605.774079140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523.5" calcext:value-type="float">
            <text:p>523.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7021572553" calcext:value-type="float">
            <text:p>93.7021572553</text:p>
          </table:table-cell>
          <table:table-cell office:value-type="float" office:value="2605.7740791407" calcext:value-type="float">
            <text:p>2605.774079140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float" office:value="523.5" calcext:value-type="float">
            <text:p>523.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.4854328269" calcext:value-type="float">
            <text:p>93.4854328269</text:p>
          </table:table-cell>
          <table:table-cell office:value-type="float" office:value="2605.7740791407" calcext:value-type="float">
            <text:p>2605.774079140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10, 'criteria': (3, 10, 0.03)}]</text:p>
          </table:table-cell>
          <table:table-cell office:value-type="float" office:value="523.5" calcext:value-type="float">
            <text:p>523.5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.1878953231" calcext:value-type="float">
            <text:p>85.1878953231</text:p>
          </table:table-cell>
          <table:table-cell office:value-type="float" office:value="2566.140148406" calcext:value-type="float">
            <text:p>2566.140148406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524.5" calcext:value-type="float">
            <text:p>524.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.1356755737" calcext:value-type="float">
            <text:p>86.1356755737</text:p>
          </table:table-cell>
          <table:table-cell office:value-type="float" office:value="2566.140148406" calcext:value-type="float">
            <text:p>2566.140148406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524.5" calcext:value-type="float">
            <text:p>524.5</text:p>
          </table:table-cell>
          <table:table-cell table:number-columns-repeated="101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.581777391" calcext:value-type="float">
            <text:p>92.581777391</text:p>
          </table:table-cell>
          <table:table-cell table:style-name="ce1" office:value-type="float" office:value="2129.6331591173" calcext:value-type="float">
            <text:p>2129.6331591173</text:p>
          </table:table-cell>
          <table:table-cell table:style-name="ce1" office:value-type="string" calcext:value-type="string">
            <text:p>[('good', {'qualityLevel': 0.5, 'minDistance': 1, 'maxCorners': 260, 'blockSize': 2})]</text:p>
          </table:table-cell>
          <table:table-cell table:style-name="ce1" office:value-type="string" calcext:value-type="string">
            <text:p>[{'winSize': (15, 15), 'maxLevel': 3, 'criteria': (3, 30, 0.03)}]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.0377964573" calcext:value-type="float">
            <text:p>93.0377964573</text:p>
          </table:table-cell>
          <table:table-cell office:value-type="float" office:value="2129.6331591173" calcext:value-type="float">
            <text:p>2129.633159117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562" calcext:value-type="float">
            <text:p>56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1.6326608108" calcext:value-type="float">
            <text:p>101.6326608108</text:p>
          </table:table-cell>
          <table:table-cell office:value-type="float" office:value="2121.3590757613" calcext:value-type="float">
            <text:p>2121.359075761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72.5" calcext:value-type="float">
            <text:p>572.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.2014509123" calcext:value-type="float">
            <text:p>100.2014509123</text:p>
          </table:table-cell>
          <table:table-cell office:value-type="float" office:value="2121.3590757613" calcext:value-type="float">
            <text:p>2121.359075761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572.5" calcext:value-type="float">
            <text:p>572.5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.8903255062" calcext:value-type="float">
            <text:p>91.8903255062</text:p>
          </table:table-cell>
          <table:table-cell office:value-type="float" office:value="2115.7270220588" calcext:value-type="float">
            <text:p>2115.7270220588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659" calcext:value-type="float">
            <text:p>659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.2998019429" calcext:value-type="float">
            <text:p>89.2998019429</text:p>
          </table:table-cell>
          <table:table-cell office:value-type="float" office:value="1940.9849489796" calcext:value-type="float">
            <text:p>1940.9849489796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658" calcext:value-type="float">
            <text:p>658</text:p>
          </table:table-cell>
          <table:table-cell table:style-name="ce1"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.0374319265" calcext:value-type="float">
            <text:p>87.0374319265</text:p>
          </table:table-cell>
          <table:table-cell office:value-type="float" office:value="1938.8685635869" calcext:value-type="float">
            <text:p>1938.868563586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654.5" calcext:value-type="float">
            <text:p>654.5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89.2773619527" calcext:value-type="float">
            <text:p>89.2773619527</text:p>
          </table:table-cell>
          <table:table-cell table:style-name="ce1" office:value-type="float" office:value="1322.1191424632" calcext:value-type="float">
            <text:p>1322.1191424632</text:p>
          </table:table-cell>
          <table:table-cell table:style-name="ce1" office:value-type="string" calcext:value-type="string">
            <text:p>[('sift', {'sigma': 1.0, 'nOctaveLayers': 5, 'edgeThreshold': 10, 'contrastThreshold': 0.01})]</text:p>
          </table:table-cell>
          <table:table-cell table:style-name="ce1" office:value-type="string" calcext:value-type="string">
            <text:p>[{'winSize': (15, 15), 'maxLevel': 0, 'criteria': (3, 4, 0.5)}]</text:p>
          </table:table-cell>
          <table:table-cell table:style-name="ce1" office:value-type="float" office:value="932" calcext:value-type="float">
            <text:p>932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.6959423944" calcext:value-type="float">
            <text:p>84.6959423944</text:p>
          </table:table-cell>
          <table:table-cell office:value-type="float" office:value="1314.6475077882" calcext:value-type="float">
            <text:p>1314.647507788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649" calcext:value-type="float">
            <text:p>64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.9683035845" calcext:value-type="float">
            <text:p>85.9683035845</text:p>
          </table:table-cell>
          <table:table-cell office:value-type="float" office:value="1314.6475077882" calcext:value-type="float">
            <text:p>1314.647507788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649" calcext:value-type="float">
            <text:p>649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.554519942" calcext:value-type="float">
            <text:p>94.554519942</text:p>
          </table:table-cell>
          <table:table-cell office:value-type="float" office:value="1279.6978668449" calcext:value-type="float">
            <text:p>1279.6978668449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950.5" calcext:value-type="float">
            <text:p>950.5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.6810766114" calcext:value-type="float">
            <text:p>95.6810766114</text:p>
          </table:table-cell>
          <table:table-cell office:value-type="float" office:value="1279.6978668449" calcext:value-type="float">
            <text:p>1279.6978668449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950.5" calcext:value-type="float">
            <text:p>950.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.1574224634" calcext:value-type="float">
            <text:p>90.1574224634</text:p>
          </table:table-cell>
          <table:table-cell office:value-type="float" office:value="1252.0088319237" calcext:value-type="float">
            <text:p>1252.0088319237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968" calcext:value-type="float">
            <text:p>968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.0014001625" calcext:value-type="float">
            <text:p>89.0014001625</text:p>
          </table:table-cell>
          <table:table-cell office:value-type="float" office:value="1248.0743643519" calcext:value-type="float">
            <text:p>1248.0743643519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969.5" calcext:value-type="float">
            <text:p>969.5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.4359779246" calcext:value-type="float">
            <text:p>81.4359779246</text:p>
          </table:table-cell>
          <table:table-cell office:value-type="float" office:value="1245.8915789158" calcext:value-type="float">
            <text:p>1245.8915789158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665" calcext:value-type="float">
            <text:p>66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.6051908135" calcext:value-type="float">
            <text:p>95.6051908135</text:p>
          </table:table-cell>
          <table:table-cell office:value-type="float" office:value="1197.4528582904" calcext:value-type="float">
            <text:p>1197.4528582904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83" calcext:value-type="float">
            <text:p>98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2574109761" calcext:value-type="float">
            <text:p>96.2574109761</text:p>
          </table:table-cell>
          <table:table-cell office:value-type="float" office:value="1197.4528582904" calcext:value-type="float">
            <text:p>1197.4528582904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983" calcext:value-type="float">
            <text:p>983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.1306779953" calcext:value-type="float">
            <text:p>97.1306779953</text:p>
          </table:table-cell>
          <table:table-cell office:value-type="float" office:value="1197.4112422682" calcext:value-type="float">
            <text:p>1197.4112422682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983" calcext:value-type="float">
            <text:p>983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.5802550493" calcext:value-type="float">
            <text:p>94.5802550493</text:p>
          </table:table-cell>
          <table:table-cell office:value-type="float" office:value="1197.4112422682" calcext:value-type="float">
            <text:p>1197.4112422682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983" calcext:value-type="float">
            <text:p>98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.1491454756" calcext:value-type="float">
            <text:p>86.1491454756</text:p>
          </table:table-cell>
          <table:table-cell office:value-type="float" office:value="1166.4972368924" calcext:value-type="float">
            <text:p>1166.4972368924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715.5" calcext:value-type="float">
            <text:p>715.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.5927065192" calcext:value-type="float">
            <text:p>85.5927065192</text:p>
          </table:table-cell>
          <table:table-cell office:value-type="float" office:value="1166.4972368924" calcext:value-type="float">
            <text:p>1166.4972368924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15.5" calcext:value-type="float">
            <text:p>715.5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.8184609339" calcext:value-type="float">
            <text:p>85.8184609339</text:p>
          </table:table-cell>
          <table:table-cell office:value-type="float" office:value="1165.3642951252" calcext:value-type="float">
            <text:p>1165.364295125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713" calcext:value-type="float">
            <text:p>713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.2638701005" calcext:value-type="float">
            <text:p>86.2638701005</text:p>
          </table:table-cell>
          <table:table-cell office:value-type="float" office:value="1165.3642951252" calcext:value-type="float">
            <text:p>1165.364295125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713" calcext:value-type="float">
            <text:p>713</text:p>
          </table:table-cell>
          <table:table-cell table:style-name="ce1"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.0081774453" calcext:value-type="float">
            <text:p>81.0081774453</text:p>
          </table:table-cell>
          <table:table-cell office:value-type="float" office:value="1165.1913669421" calcext:value-type="float">
            <text:p>1165.1913669421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722" calcext:value-type="float">
            <text:p>72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4315852458" calcext:value-type="float">
            <text:p>81.4315852458</text:p>
          </table:table-cell>
          <table:table-cell office:value-type="float" office:value="1148.5696013289" calcext:value-type="float">
            <text:p>1148.5696013289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724" calcext:value-type="float">
            <text:p>724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3782541128" calcext:value-type="float">
            <text:p>83.3782541128</text:p>
          </table:table-cell>
          <table:table-cell office:value-type="float" office:value="756.8756384065" calcext:value-type="float">
            <text:p>756.8756384065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.9025098355" calcext:value-type="float">
            <text:p>77.9025098355</text:p>
          </table:table-cell>
          <table:table-cell office:value-type="float" office:value="708.5631608694" calcext:value-type="float">
            <text:p>708.5631608694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837.5" calcext:value-type="float">
            <text:p>837.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.1623035232" calcext:value-type="float">
            <text:p>84.1623035232</text:p>
          </table:table-cell>
          <table:table-cell office:value-type="float" office:value="705.7154987202" calcext:value-type="float">
            <text:p>705.7154987202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1020.5" calcext:value-type="float">
            <text:p>1020.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.4710294325" calcext:value-type="float">
            <text:p>80.4710294325</text:p>
          </table:table-cell>
          <table:table-cell office:value-type="float" office:value="699.2730143522" calcext:value-type="float">
            <text:p>699.2730143522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1074.5" calcext:value-type="float">
            <text:p>1074.5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4.4222156033" calcext:value-type="float">
            <text:p>84.4222156033</text:p>
          </table:table-cell>
          <table:table-cell office:value-type="float" office:value="697.3700251203" calcext:value-type="float">
            <text:p>697.370025120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1088" calcext:value-type="float">
            <text:p>1088</text:p>
          </table:table-cell>
          <table:table-cell table:style-name="ce1"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.5807261802" calcext:value-type="float">
            <text:p>90.5807261802</text:p>
          </table:table-cell>
          <table:table-cell office:value-type="float" office:value="696.4810639953" calcext:value-type="float">
            <text:p>696.481063995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1024.5" calcext:value-type="float">
            <text:p>1024.5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.9034646479" calcext:value-type="float">
            <text:p>84.9034646479</text:p>
          </table:table-cell>
          <table:table-cell office:value-type="float" office:value="686.9144767442" calcext:value-type="float">
            <text:p>686.9144767442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1175" calcext:value-type="float">
            <text:p>1175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.8869044613" calcext:value-type="float">
            <text:p>80.8869044613</text:p>
          </table:table-cell>
          <table:table-cell office:value-type="float" office:value="678.7937582894" calcext:value-type="float">
            <text:p>678.7937582894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1048.5" calcext:value-type="float">
            <text:p>1048.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.6353446161" calcext:value-type="float">
            <text:p>80.6353446161</text:p>
          </table:table-cell>
          <table:table-cell office:value-type="float" office:value="668.9624421296" calcext:value-type="float">
            <text:p>668.9624421296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954" calcext:value-type="float">
            <text:p>954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3440317968" calcext:value-type="float">
            <text:p>80.3440317968</text:p>
          </table:table-cell>
          <table:table-cell office:value-type="float" office:value="234.5212493851" calcext:value-type="float">
            <text:p>234.5212493851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1872" calcext:value-type="float">
            <text:p>187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.0999947339" calcext:value-type="float">
            <text:p>81.0999947339</text:p>
          </table:table-cell>
          <table:table-cell office:value-type="float" office:value="226.7367905557" calcext:value-type="float">
            <text:p>226.736790555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1880.5" calcext:value-type="float">
            <text:p>1880.5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.8209480876" calcext:value-type="float">
            <text:p>87.8209480876</text:p>
          </table:table-cell>
          <table:table-cell office:value-type="float" office:value="197.6787368536" calcext:value-type="float">
            <text:p>197.6787368536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2937.5" calcext:value-type="float">
            <text:p>2937.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.5188037651" calcext:value-type="float">
            <text:p>88.5188037651</text:p>
          </table:table-cell>
          <table:table-cell office:value-type="float" office:value="193.597591462" calcext:value-type="float">
            <text:p>193.597591462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2601.5" calcext:value-type="float">
            <text:p>2601.5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.7576284604" calcext:value-type="float">
            <text:p>78.7576284604</text:p>
          </table:table-cell>
          <table:table-cell office:value-type="float" office:value="191.8920652758" calcext:value-type="float">
            <text:p>191.8920652758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1707" calcext:value-type="float">
            <text:p>170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.2006357256" calcext:value-type="float">
            <text:p>86.2006357256</text:p>
          </table:table-cell>
          <table:table-cell office:value-type="float" office:value="187.2242435259" calcext:value-type="float">
            <text:p>187.2242435259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2950" calcext:value-type="float">
            <text:p>295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.4783958867" calcext:value-type="float">
            <text:p>81.4783958867</text:p>
          </table:table-cell>
          <table:table-cell office:value-type="float" office:value="178.2281422659" calcext:value-type="float">
            <text:p>178.2281422659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1993.5" calcext:value-type="float">
            <text:p>1993.5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0.3660548832" calcext:value-type="float">
            <text:p>80.3660548832</text:p>
          </table:table-cell>
          <table:table-cell office:value-type="float" office:value="177.7271654159" calcext:value-type="float">
            <text:p>177.7271654159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.7718080031" calcext:value-type="float">
            <text:p>79.7718080031</text:p>
          </table:table-cell>
          <table:table-cell office:value-type="float" office:value="175.700839535" calcext:value-type="float">
            <text:p>175.700839535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.6133921202" calcext:value-type="float">
            <text:p>79.6133921202</text:p>
          </table:table-cell>
          <table:table-cell office:value-type="float" office:value="173.8833143208" calcext:value-type="float">
            <text:p>173.8833143208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3.6631369498" calcext:value-type="float">
            <text:p>83.6631369498</text:p>
          </table:table-cell>
          <table:table-cell office:value-type="float" office:value="173.4179093202" calcext:value-type="float">
            <text:p>173.4179093202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2618.5" calcext:value-type="float">
            <text:p>2618.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2469370356" calcext:value-type="float">
            <text:p>84.2469370356</text:p>
          </table:table-cell>
          <table:table-cell office:value-type="float" office:value="169.5819536181" calcext:value-type="float">
            <text:p>169.5819536181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2669.5" calcext:value-type="float">
            <text:p>2669.5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.0489722108" calcext:value-type="float">
            <text:p>89.0489722108</text:p>
          </table:table-cell>
          <table:table-cell office:value-type="float" office:value="159.08265792" calcext:value-type="float">
            <text:p>159.08265792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3065.5" calcext:value-type="float">
            <text:p>3065.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228624007" calcext:value-type="float">
            <text:p>87.8228624007</text:p>
          </table:table-cell>
          <table:table-cell office:value-type="float" office:value="154.6427749512" calcext:value-type="float">
            <text:p>154.6427749512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3076.5" calcext:value-type="float">
            <text:p>3076.5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.1200632229" calcext:value-type="float">
            <text:p>87.1200632229</text:p>
          </table:table-cell>
          <table:table-cell office:value-type="float" office:value="154.3582346857" calcext:value-type="float">
            <text:p>154.3582346857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3099.5" calcext:value-type="float">
            <text:p>3099.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.8330424568" calcext:value-type="float">
            <text:p>87.8330424568</text:p>
          </table:table-cell>
          <table:table-cell office:value-type="float" office:value="153.0938629293" calcext:value-type="float">
            <text:p>153.0938629293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3107" calcext:value-type="float">
            <text:p>3107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.9043420507" calcext:value-type="float">
            <text:p>77.9043420507</text:p>
          </table:table-cell>
          <table:table-cell office:value-type="float" office:value="151.6855106251" calcext:value-type="float">
            <text:p>151.6855106251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1784" calcext:value-type="float">
            <text:p>178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4786407277" calcext:value-type="float">
            <text:p>77.4786407277</text:p>
          </table:table-cell>
          <table:table-cell office:value-type="float" office:value="149.6871751432" calcext:value-type="float">
            <text:p>149.687175143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1802" calcext:value-type="float">
            <text:p>1802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comp200.A1:comp200.F6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 style:data-style-name="N2" text:time-value="14:47:21.956937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6:13:08.902158727</dc:date>
    <meta:editing-duration>PT2H10M44S</meta:editing-duration>
    <meta:editing-cycles>3</meta:editing-cycles>
    <meta:generator>LibreOffice/5.1.6.2$Linux_X86_64 LibreOffice_project/10m0$Build-2</meta:generator>
    <meta:document-statistic meta:table-count="1" meta:cell-count="355" meta:object-count="0"/>
  </office:meta>
</office:document-meta>
</file>